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STITUT DE EDUCACION SUPERIOR TECNOLOGICO PUBLICO ILLIM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ERNANDEZ DE ESQUEN, MARIA MANUE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65489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2:35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